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normal" officeooo:rsid="0001ec46" officeooo:paragraph-rsid="0001ec46"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2pt" fo:font-weight="bold" officeooo:rsid="0001ec46" officeooo:paragraph-rsid="0001ec46"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1pt" fo:font-weight="normal" officeooo:rsid="0001ecee" officeooo:paragraph-rsid="0001ece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1ecee" officeooo:paragraph-rsid="00032825"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2fd76" officeooo:paragraph-rsid="0002fd76"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032825" officeooo:paragraph-rsid="00032825"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bold" officeooo:rsid="0001ecee" officeooo:paragraph-rsid="0001ecee" style:font-size-asian="9.60000038146973pt" style:font-weight-asian="bold" style:font-size-complex="11pt" style:font-weight-complex="bold"/>
    </style:style>
    <style:style style:name="P8" style:family="paragraph" style:parent-style-name="Standard" style:list-style-name="L1">
      <style:paragraph-properties fo:text-align="start" style:justify-single-word="false"/>
      <style:text-properties fo:font-size="11pt" fo:font-weight="bold" officeooo:rsid="0001ecee" officeooo:paragraph-rsid="0001ecee"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font-weight="bold" officeooo:rsid="0001ecee" officeooo:paragraph-rsid="00032825"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2pt" fo:font-weight="bold" officeooo:rsid="0001ecee" officeooo:paragraph-rsid="0001ecee"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32825" style:font-weight-asian="normal" style:font-weight-complex="normal"/>
    </style:style>
    <style:style style:name="T3" style:family="text">
      <style:text-properties officeooo:rsid="00032825"/>
    </style:style>
    <style:style style:name="T4" style:family="text">
      <style:text-properties fo:font-weight="bold" officeooo:rsid="00032825"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s Operativos</text:p>
      <text:p text:style-name="P1">Lab 2.2</text:p>
      <text:p text:style-name="P1"/>
      <text:p text:style-name="P1">Jorge Alfredo Mayna Flores</text:p>
      <text:p text:style-name="P1"/>
      <text:p text:style-name="P1"/>
      <text:p text:style-name="P10">Multiplicación de Matrices:</text:p>
      <text:p text:style-name="P5">La implementación de la multiplicación de matrices secuencial se realizó sin ningún problema. Para su implementación en paralelo se dividió el peso de las operaciones entre los distintos threads. Esto se logró haciendo que cada thread se encargara de multiplicar todas las filas y columnas que eran múltiplos de la cantidad de threads + id del thread. Si el el numero de threads era 4 y el id del thread era 1 entonces ese thread multiplica las filas y columnas 1, 5, 9, 13, 17…</text:p>
      <text:p text:style-name="P5">El thread con id 2 multiplica 2, 6, 10, 14, 18 . . . <text:s/>y asi para todos los threads. De esta manera se dividían equitativamente el trabajo</text:p>
      <text:p text:style-name="P10"><text:s/></text:p>
      <text:p text:style-name="P3">Luego de implementar la multiplicación de matrices tanto en secuencial como en paralelo se paso a medir los tiempos que tardaban sus respectivas ejecuciones. Para esto se trabajó con una matriz de tamaño 200x200 para ambos casos. Ademas, se repitió el proceso 20 veces y se obtuvo el promedio del tiempo. <text:s/></text:p>
      <text:p text:style-name="P10"/>
      <text:list xml:id="list551123404" text:style-name="L1">
        <text:list-item>
          <text:p text:style-name="P8">Secuencial: </text:p>
        </text:list-item>
      </text:list>
      <text:p text:style-name="P7"><text:tab/><text:span text:style-name="T1">El <text:s/>tiempo que tardo ejecutar la multiplicación de las matrices fue de 0.044429 segundos.</text:span></text:p>
      <text:p text:style-name="P7"><text:span text:style-name="T1"/></text:p>
      <text:list xml:id="list131654846962254" text:continue-numbering="true" text:style-name="L1">
        <text:list-item>
          <text:p text:style-name="P8">Paralelo:</text:p>
        </text:list-item>
      </text:list>
      <text:p text:style-name="P9"><text:tab/><text:span text:style-name="T2">Para 2 threads el tiempo fue 0.046317 </text:span><text:span text:style-name="T1">segundos.</text:span></text:p>
      <text:p text:style-name="P9"><text:span text:style-name="T1"><text:tab/></text:span><text:span text:style-name="T2">Para 4 threads el tiempo fue 0.045063 </text:span><text:span text:style-name="T1">segundos.</text:span><text:tab/></text:p>
      <text:p text:style-name="P4"><text:tab/><text:span text:style-name="T3">Para 8 threads el tiempo fue 0.046338 </text:span>segundos.</text:p>
      <text:p text:style-name="P4"/>
      <text:p text:style-name="P4"><text:span text:style-name="T4">Resultados:</text:span><text:tab/></text:p>
      <text:p text:style-name="P6">Los resultados obtenidos no fueron los esperados, el uso de threads no redujo el tiempo de ejecución de las multiplicaciones, por el contrario para mayor cantidad de threads se produjo un aumento en el tiempo de ejecución del programa.</text:p>
      <text:p text:style-name="P6"/>
      <text:p text:style-name="P6">Esto puede ser debido a una incorrecta implementación o al echo que se estaba trabajando en una maquina virtual con un solo núcleo.</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27:29.516237013</meta:creation-date>
    <dc:date>2019-04-21T12:56:37.929939750</dc:date>
    <meta:editing-duration>PT19M</meta:editing-duration>
    <meta:editing-cycles>3</meta:editing-cycles>
    <meta:generator>LibreOffice/6.0.7.3$Linux_X86_64 LibreOffice_project/00m0$Build-3</meta:generator>
    <meta:document-statistic meta:table-count="0" meta:image-count="0" meta:object-count="0" meta:page-count="1" meta:paragraph-count="17" meta:word-count="280" meta:character-count="1637" meta:non-whitespace-character-count="1363"/>
  </office:meta>
</office:document-meta>
</file>